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6861in" fo:margin-left="-0.6208in" table:align="left"/>
    </style:style>
    <style:style style:name="Table1.A" style:family="table-column">
      <style:table-column-properties style:column-width="2.6715in"/>
    </style:style>
    <style:style style:name="Table1.1" style:family="table-row">
      <style:table-row-properties style:min-row-height="0.6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6861in" fo:margin-left="-0.6208in" table:align="left"/>
    </style:style>
    <style:style style:name="Table2.A" style:family="table-column">
      <style:table-column-properties style:column-width="2.6715in"/>
    </style:style>
    <style:style style:name="Table2.1" style:family="table-row">
      <style:table-row-properties style:min-row-height="0.6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6875in" fo:margin-left="-0.6208in" table:align="left"/>
    </style:style>
    <style:style style:name="Table3.A" style:family="table-column">
      <style:table-column-properties style:column-width="3.5625in"/>
    </style:style>
    <style:style style:name="Table3.1" style:family="table-row">
      <style:table-row-properties style:min-row-height="0.6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183f"/>
    </style:style>
    <style:style style:name="P2" style:family="paragraph" style:parent-style-name="Table_20_Contents">
      <style:text-properties officeooo:rsid="0008d224" officeooo:paragraph-rsid="000c183f"/>
    </style:style>
    <style:style style:name="P3" style:family="paragraph" style:parent-style-name="Table_20_Contents">
      <style:text-properties officeooo:rsid="000a1b42" officeooo:paragraph-rsid="000a1b42"/>
    </style:style>
    <style:style style:name="P4" style:family="paragraph" style:parent-style-name="Table_20_Contents">
      <style:text-properties officeooo:rsid="000a1b42" officeooo:paragraph-rsid="000c183f"/>
    </style:style>
    <style:style style:name="P5" style:family="paragraph" style:parent-style-name="Table_20_Contents">
      <style:text-properties officeooo:rsid="000a1b42" officeooo:paragraph-rsid="000f6bd9"/>
    </style:style>
    <style:style style:name="P6" style:family="paragraph" style:parent-style-name="Table_20_Contents">
      <style:text-properties officeooo:paragraph-rsid="000c183f"/>
    </style:style>
    <style:style style:name="P7" style:family="paragraph" style:parent-style-name="Table_20_Contents">
      <style:text-properties fo:font-weight="bold" officeooo:rsid="0008d224" officeooo:paragraph-rsid="0008d224" style:font-weight-asian="bold" style:font-weight-complex="bold"/>
    </style:style>
    <style:style style:name="P8" style:family="paragraph" style:parent-style-name="Table_20_Contents">
      <style:text-properties fo:font-weight="bold" officeooo:rsid="0008d224" officeooo:paragraph-rsid="000c183f" style:font-weight-asian="bold" style:font-weight-complex="bold"/>
    </style:style>
    <style:style style:name="P9" style:family="paragraph" style:parent-style-name="Table_20_Contents">
      <style:text-properties fo:font-weight="bold" officeooo:rsid="000a1b42" officeooo:paragraph-rsid="000a1b42" style:font-weight-asian="bold" style:font-weight-complex="bold"/>
    </style:style>
    <style:style style:name="P10" style:family="paragraph" style:parent-style-name="Table_20_Contents">
      <style:text-properties fo:font-weight="bold" officeooo:rsid="000a1b42" officeooo:paragraph-rsid="000c183f" style:font-weight-asian="bold" style:font-weight-complex="bold"/>
    </style:style>
    <style:style style:name="P11" style:family="paragraph" style:parent-style-name="Table_20_Contents">
      <style:text-properties fo:font-weight="bold" officeooo:rsid="00103c44" officeooo:paragraph-rsid="00103c44" style:font-weight-asian="bold" style:font-weight-complex="bold"/>
    </style:style>
    <style:style style:name="P12" style:family="paragraph" style:parent-style-name="Table_20_Contents">
      <style:text-properties officeooo:rsid="00103c44" officeooo:paragraph-rsid="00103c44"/>
    </style:style>
    <style:style style:name="P13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0a1b42" officeooo:paragraph-rsid="000c183f"/>
    </style:style>
    <style:style style:name="P14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0a1b42" officeooo:paragraph-rsid="000a1b42" style:font-weight-asian="bold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0a1b42" officeooo:paragraph-rsid="000c183f" style:font-weight-asian="bold" style:font-weight-complex="bold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0c183f"/>
    </style:style>
    <style:style style:name="P17" style:family="paragraph" style:parent-style-name="Table_20_Contents">
      <style:text-properties officeooo:rsid="001859f3" officeooo:paragraph-rsid="001859f3"/>
    </style:style>
    <style:style style:name="P18" style:family="paragraph" style:parent-style-name="Table_20_Contents">
      <style:text-properties officeooo:rsid="001859f3" officeooo:paragraph-rsid="001a20bf"/>
    </style:style>
    <style:style style:name="P19" style:family="paragraph" style:parent-style-name="Table_20_Contents">
      <style:text-properties officeooo:rsid="000c183f" officeooo:paragraph-rsid="001859f3"/>
    </style:style>
    <style:style style:name="T1" style:family="text">
      <style:text-properties officeooo:rsid="000a1b42"/>
    </style:style>
    <style:style style:name="T2" style:family="text">
      <style:text-properties officeooo:rsid="000c183f"/>
    </style:style>
    <style:style style:name="T3" style:family="text">
      <style:text-properties fo:color="#800000"/>
    </style:style>
    <style:style style:name="T4" style:family="text">
      <style:text-properties fo:color="#800000" officeooo:rsid="000d67af"/>
    </style:style>
    <style:style style:name="T5" style:family="text">
      <style:text-properties fo:color="#800000" officeooo:rsid="000f9a4c"/>
    </style:style>
    <style:style style:name="T6" style:family="text">
      <style:text-properties fo:color="#0000ff"/>
    </style:style>
    <style:style style:name="T7" style:family="text">
      <style:text-properties fo:color="#0000ff" officeooo:rsid="000d93a6"/>
    </style:style>
    <style:style style:name="T8" style:family="text">
      <style:text-properties fo:color="#0000ff" officeooo:rsid="000d67af"/>
    </style:style>
    <style:style style:name="T9" style:family="text">
      <style:text-properties fo:color="#0000ff" officeooo:rsid="000f6bd9"/>
    </style:style>
    <style:style style:name="T10" style:family="text">
      <style:text-properties fo:color="#0000ff" officeooo:rsid="000a1b42"/>
    </style:style>
    <style:style style:name="T11" style:family="text">
      <style:text-properties fo:color="#0000ff" officeooo:rsid="000c183f"/>
    </style:style>
    <style:style style:name="T12" style:family="text">
      <style:text-properties fo:color="#0000ff" officeooo:rsid="001859f3"/>
    </style:style>
    <style:style style:name="T13" style:family="text">
      <style:text-properties officeooo:rsid="000f6bd9"/>
    </style:style>
    <style:style style:name="T14" style:family="text">
      <style:text-properties officeooo:rsid="00103c44"/>
    </style:style>
    <style:style style:name="T15" style:family="text">
      <style:text-properties officeooo:rsid="0013ab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Su </text:p>
          </table:table-cell>
          <table:table-cell table:style-name="Table1.A1" office:value-type="string">
            <text:p text:style-name="P7">Su root</text:p>
          </table:table-cell>
          <table:table-cell table:style-name="Table1.D1" office:value-type="string">
            <text:p text:style-name="P7">Su &lt;user<text:span text:style-name="T1">name</text:span>&gt;</text:p>
          </table:table-cell>
        </table:table-row>
        <table:table-row table:style-name="Table1.1">
          <table:table-cell table:style-name="Table1.A2" office:value-type="string">
            <text:p text:style-name="P14">Successful</text:p>
          </table:table-cell>
          <table:table-cell table:style-name="Table1.A2" office:value-type="string">
            <text:p text:style-name="P3">Successful su for root by <text:span text:style-name="T6">&lt;username&gt;</text:span></text:p>
          </table:table-cell>
          <table:table-cell table:style-name="Table1.A2" office:value-type="string">
            <text:p text:style-name="P3">Successful su for root by <text:span text:style-name="T6">&lt;username&gt;</text:span></text:p>
          </table:table-cell>
          <table:table-cell table:style-name="Table1.D2" office:value-type="string">
            <text:p text:style-name="P5"><text:span text:style-name="T13">Successful</text:span> su for <text:span text:style-name="T9">&lt;victim_username&gt;</text:span> by <text:span text:style-name="T6">&lt;username&gt;</text:span></text:p>
          </table:table-cell>
        </table:table-row>
        <table:table-row table:style-name="Table1.1">
          <table:table-cell table:style-name="Table1.A2" office:value-type="string">
            <text:p text:style-name="P9">Unsuccessful</text:p>
          </table:table-cell>
          <table:table-cell table:style-name="Table1.A2" office:value-type="string">
            <text:p text:style-name="P3">FAILED su for root by <text:span text:style-name="T6">&lt;username&gt;</text:span></text:p>
          </table:table-cell>
          <table:table-cell table:style-name="Table1.A2" office:value-type="string">
            <text:p text:style-name="P3">FAILED su for root by<text:span text:style-name="T6"> &lt;username&gt;</text:span></text:p>
          </table:table-cell>
          <table:table-cell table:style-name="Table1.D2" office:value-type="string">
            <text:p text:style-name="P5">FAILED su for <text:span text:style-name="T9">&lt;victim_username&gt;</text:span> by <text:span text:style-name="T6">&lt;username&gt;</text:span></text:p>
          </table:table-cell>
        </table:table-row>
        <table:table-row table:style-name="Table1.1">
          <table:table-cell table:style-name="Table1.A2" office:value-type="string">
            <text:p text:style-name="P11">Attempt when &lt;username&gt; does not exist</text:p>
          </table:table-cell>
          <table:table-cell table:style-name="Table1.A2" office:value-type="string">
            <text:p text:style-name="P3">N/A</text:p>
          </table:table-cell>
          <table:table-cell table:style-name="Table1.A2" office:value-type="string">
            <text:p text:style-name="P3">N/A</text:p>
          </table:table-cell>
          <table:table-cell table:style-name="Table1.D2" office:value-type="string">
            <text:p text:style-name="P12">***No passwd entry for user ‘<text:span text:style-name="T6">&lt;username&gt;</text:span>’ “<text:span text:style-name="T15">\n” FAILED su for </text:span><text:span text:style-name="T9">&lt;victim_username&gt;</text:span><text:span text:style-name="T1"> by </text:span><text:span text:style-name="T10">&lt;username&gt;</text:span>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Sudo su </text:p>
          </table:table-cell>
          <table:table-cell table:style-name="Table2.A1" office:value-type="string">
            <text:p text:style-name="P8">Sudo su root</text:p>
          </table:table-cell>
          <table:table-cell table:style-name="Table2.D1" office:value-type="string">
            <text:p text:style-name="P8">Sudo su &lt;user<text:span text:style-name="T13">name</text:span>&gt;</text:p>
          </table:table-cell>
        </table:table-row>
        <table:table-row table:style-name="Table2.1">
          <table:table-cell table:style-name="Table2.A2" office:value-type="string">
            <text:p text:style-name="P15">Successful</text:p>
          </table:table-cell>
          <table:table-cell table:style-name="Table2.A2" office:value-type="string">
            <text:p text:style-name="P19"><text:span text:style-name="T6">&lt;username&gt;</text:span> : TTY=pts/<text:span text:style-name="T7">&lt;</text:span><text:span text:style-name="T12">n</text:span><text:span text:style-name="T7">&gt;</text:span> ; PWD=<text:span text:style-name="T8">&lt;</text:span><text:span text:style-name="T12">pwd</text:span><text:span text:style-name="T8">&gt;</text:span> ; USER=root ; COMMAND=/bin/su</text:p>
          </table:table-cell>
          <table:table-cell table:style-name="Table2.A2" office:value-type="string">
            <text:p text:style-name="P19"><text:span text:style-name="T6">&lt;username&gt;</text:span> : TTY=pts/<text:span text:style-name="T7">&lt;</text:span><text:span text:style-name="T12">n</text:span><text:span text:style-name="T7">&gt;</text:span> ; PWD=<text:span text:style-name="T8">&lt;</text:span><text:span text:style-name="T12">pwd</text:span><text:span text:style-name="T8">&gt;</text:span> ; USER=root ; COMMAND=/bin/su <text:span text:style-name="T3">root</text:span></text:p>
          </table:table-cell>
          <table:table-cell table:style-name="Table2.D2" office:value-type="string">
            <text:p text:style-name="P19"><text:span text:style-name="T6">&lt;username&gt;</text:span> : TTY=pts/<text:span text:style-name="T7">&lt;</text:span><text:span text:style-name="T12">n</text:span><text:span text:style-name="T7">&gt;</text:span> ; PWD=<text:span text:style-name="T8">&lt;</text:span><text:span text:style-name="T12">pwd</text:span><text:span text:style-name="T8">&gt;</text:span> ; USER=root ; COMMAND=/bin/su <text:span text:style-name="T5">&lt;victim_username&gt;</text:span></text:p>
          </table:table-cell>
        </table:table-row>
        <table:table-row table:style-name="Table2.1">
          <table:table-cell table:style-name="Table2.A2" office:value-type="string">
            <text:p text:style-name="P10">Unsuccessful <text:span text:style-name="T14">(even if &lt;username&gt; does not exist)</text:span></text:p>
          </table:table-cell>
          <table:table-cell table:style-name="Table2.A2" office:value-type="string">
            <text:p text:style-name="P19"><text:span text:style-name="T6">&lt;username&gt;</text:span> : <text:span text:style-name="T6">&lt;</text:span><text:span text:style-name="T12">N</text:span><text:span text:style-name="T6">&gt;</text:span> incorrect password attempt ; TTY=pts/<text:span text:style-name="T7">&lt;</text:span><text:span text:style-name="T12">n&gt;</text:span> ; PWD=<text:span text:style-name="T8">&lt;</text:span><text:span text:style-name="T12">pwd</text:span><text:span text:style-name="T8">&gt;</text:span> ; USER=root ; COMMAND=/bin/su</text:p>
          </table:table-cell>
          <table:table-cell table:style-name="Table2.A2" office:value-type="string">
            <text:p text:style-name="P19"><text:span text:style-name="T6">&lt;username&gt;</text:span> : <text:span text:style-name="T6">&lt;N&gt;</text:span> incorrect password attempt ; TTY=pts/<text:span text:style-name="T7">&lt;</text:span><text:span text:style-name="T12">n</text:span><text:span text:style-name="T7">&gt;</text:span> ; PWD=<text:span text:style-name="T8">&lt;</text:span><text:span text:style-name="T12">pwd</text:span><text:span text:style-name="T8">&gt;</text:span> ; USER=root ; COMMAND=/bin/su <text:span text:style-name="T4">root</text:span></text:p>
          </table:table-cell>
          <table:table-cell table:style-name="Table2.D2" office:value-type="string">
            <text:p text:style-name="P19"><text:span text:style-name="T6">&lt;username&gt;</text:span> : <text:span text:style-name="T6">&lt;N&gt;</text:span> incorrect password attempt ; TTY=pts/<text:span text:style-name="T7">&lt;</text:span><text:span text:style-name="T12">n</text:span><text:span text:style-name="T7">&gt;</text:span> ; PWD=<text:span text:style-name="T8">&lt;</text:span><text:span text:style-name="T12">pwd</text:span><text:span text:style-name="T8">&gt;</text:span> ; USER=root ; COMMAND=/bin/su <text:span text:style-name="T5">&lt;victim_username&gt;</text:span></text:p>
          </table:table-cell>
        </table:table-row>
        <table:table-row table:style-name="Table2.1">
          <table:table-cell table:style-name="Table2.A2" office:value-type="string">
            <text:p text:style-name="P10">Successful but &lt;username&gt; does not exist</text:p>
          </table:table-cell>
          <table:table-cell table:style-name="Table2.A2" office:value-type="string">
            <text:p text:style-name="P4">N/A</text:p>
          </table:table-cell>
          <table:table-cell table:style-name="Table2.A2" office:value-type="string">
            <text:p text:style-name="P4">N/A</text:p>
          </table:table-cell>
          <table:table-cell table:style-name="Table2.D2" office:value-type="string">
            <text:p text:style-name="P6">***??????????????????????????</text:p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0">Sudo -i</text:p>
          </table:table-cell>
          <table:table-cell table:style-name="Table3.C1" office:value-type="string">
            <text:p text:style-name="P10">Sudo bash</text:p>
          </table:table-cell>
        </table:table-row>
        <table:table-row table:style-name="Table3.1">
          <table:table-cell table:style-name="Table3.A2" office:value-type="string">
            <text:p text:style-name="P15">Successful</text:p>
          </table:table-cell>
          <table:table-cell table:style-name="Table3.A2" office:value-type="string">
            <text:p text:style-name="P18"><text:span text:style-name="T11">&lt;username</text:span><text:span text:style-name="T6">&gt;</text:span> : TTY=pts/<text:span text:style-name="T11">&lt;</text:span><text:span text:style-name="T6">n</text:span><text:span text:style-name="T11">&gt;</text:span> ; PWD= <text:span text:style-name="T8">&lt;</text:span><text:span text:style-name="T6">pwd</text:span><text:span text:style-name="T8">&gt;</text:span> ; USER=root ; COMMAND=/bin/bash</text:p>
          </table:table-cell>
          <table:table-cell table:style-name="Table3.C2" office:value-type="string">
            <text:p text:style-name="P17"><text:span text:style-name="T11">&lt;username</text:span><text:span text:style-name="T6">&gt;</text:span> : TTY=pts/<text:span text:style-name="T11">&lt;</text:span><text:span text:style-name="T6">n</text:span><text:span text:style-name="T11">&gt;</text:span> ; PWD= <text:span text:style-name="T8">&lt;</text:span><text:span text:style-name="T6">pwd</text:span><text:span text:style-name="T8">&gt;</text:span> ; USER=root ; COMMAND=/bin/bash</text:p>
          </table:table-cell>
        </table:table-row>
        <table:table-row table:style-name="Table3.1">
          <table:table-cell table:style-name="Table3.A2" office:value-type="string">
            <text:p text:style-name="P10">Unsuccessful</text:p>
          </table:table-cell>
          <table:table-cell table:style-name="Table3.A2" office:value-type="string">
            <text:p text:style-name="P18"><text:span text:style-name="T11">&lt;username</text:span><text:span text:style-name="T6">&gt;</text:span> : <text:span text:style-name="T11">&lt;N&gt;</text:span> incorrect password attempts ; TTY=pts/<text:span text:style-name="T11">&lt;</text:span><text:span text:style-name="T6">n</text:span><text:span text:style-name="T11">&gt;</text:span> ; PWD=<text:span text:style-name="T8">&lt;</text:span><text:span text:style-name="T6">pwd</text:span><text:span text:style-name="T8">&gt;</text:span> ; USER=root ; COMMAND=/bin/bash</text:p>
          </table:table-cell>
          <table:table-cell table:style-name="Table3.C2" office:value-type="string">
            <text:p text:style-name="P17"><text:span text:style-name="T11">&lt;username</text:span><text:span text:style-name="T6">&gt;</text:span> : <text:span text:style-name="T11">&lt;N&gt;</text:span> incorrect password attempts ; TTY=pts/<text:span text:style-name="T11">&lt;</text:span><text:span text:style-name="T6">n</text:span><text:span text:style-name="T11">&gt;</text:span> ; PWD=<text:span text:style-name="T8">&lt;</text:span><text:span text:style-name="T6">pwd</text:span><text:span text:style-name="T8">&gt;</text:span> ; USER=root ; COMMAND=/bin/bash</text:p>
          </table:table-cell>
        </table:table-row>
        <table:table-row table:style-name="Table3.1">
          <table:table-cell table:style-name="Table3.A2" office:value-type="string">
            <text:p text:style-name="P10">Successful but &lt;username&gt; does not exist</text:p>
          </table:table-cell>
          <table:table-cell table:style-name="Table3.A2" office:value-type="string">
            <text:p text:style-name="P4">N/A</text:p>
          </table:table-cell>
          <table:table-cell table:style-name="Table3.C2" office:value-type="string">
            <text:p text:style-name="P4">N/<text:span text:style-name="T2">A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09:58:47.931481468</meta:creation-date>
    <dc:date>2018-08-22T12:20:39.159343101</dc:date>
    <meta:editing-duration>PT38M1S</meta:editing-duration>
    <meta:editing-cycles>4</meta:editing-cycles>
    <meta:generator>LibreOffice/5.1.6.2$Linux_X86_64 LibreOffice_project/10m0$Build-2</meta:generator>
    <meta:document-statistic meta:table-count="3" meta:image-count="0" meta:object-count="0" meta:page-count="2" meta:paragraph-count="41" meta:word-count="224" meta:character-count="1548" meta:non-whitespace-character-count="1363"/>
  </office:meta>
</office:document-meta>
</file>